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Endpoint.getBasicAuthent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dpoint.overrideDefinition( Definition def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  <table:table-cell office:value-type="float" office:value="73">
            <text:p text:style-name="Table_20_Contents">73</text:p>
          </table:table-cell>
        </table:table-row>
        <table:table-row>
          <table:table-cell office:value-type="string">
            <text:p text:style-name="Table_20_Contents">HttpEndpoint.getTargetPortType( Definition def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29">
            <text:p text:style-name="Table_20_Contents">29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HttpEndpoint.setBinding( ExtensibilityElement 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dpoint.setAuthMethod( String auth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dpoint.getSs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dpoint.getLocation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dpoint.setSsl( SslParameters ss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dpoint.createProvider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dpoint.HttpEndpoint( boolean dynam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dpoint.get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dpoint.failure( String task , String info , Throwable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Endpoint.createConsumerProces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dpoint.setWantContentTypeHeaderFromExchangeIntoHttpRequest( boolean wantContentTypeHeaderFromExchangeIntoHttp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dpoint.get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dpoint.setSoapAction( String soap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dpoint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dpoint.reloadWsd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Endpoint.getAuth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dpoint.setSynchronous( boolean synchrono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dpoint.setLocationURI( String location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dpoint.setBasicAuthentication( BasicAuthCredentials basicAuthCredentia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dpoint.getKeystor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Endpoint.isSynchron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dpoint.getSoap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dpoint.setRoleAsString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dpoint.getAuthenticatio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Endpoint.createExternal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Endpoint.Http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Endpoint.setProxy( ProxyParameters prox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dpoint.valid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Endpoint.isWantContentTypeHeaderFromExchangeIntoHttp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ndpoint.setTimeout(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